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45cm"/>
      <style:paragraph-properties style:writing-mode="lr-tb"/>
    </style:style>
    <style:style style:name="gr11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9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6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58cm"/>
      <style:paragraph-properties style:writing-mode="lr-tb"/>
    </style:style>
    <style:style style:name="gr17" style:family="graphic" style:parent-style-name="standard">
      <style:graphic-properties draw:stroke="none" draw:stroke-dash="Long_20_Dash" svg:stroke-width="0cm" draw:marker-start-width="0.252cm" draw:marker-end-width="0.252cm" draw:fill="solid" draw:fill-color="#3465a4" draw:opacity="100%" draw:textarea-horizontal-align="center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8" style:family="paragraph">
      <loext:graphic-properties draw:fill="solid" draw:fill-color="#3465a4" draw:opacity="100%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color="#ff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5.3cm" svg:y1="4.9cm" svg:x2="5.3cm" svg:y2="4.5cm">
                <text:p/>
              </draw:line>
              <draw:line draw:style-name="gr1" draw:text-style-name="P1" draw:layer="layout" svg:x1="5.3cm" svg:y1="3.3cm" svg:x2="5.3cm" svg:y2="2.9cm">
                <text:p/>
              </draw:line>
              <draw:ellipse draw:style-name="gr2" draw:text-style-name="P1" draw:layer="layout" svg:width="0.3cm" svg:height="0.6cm" draw:transform="rotate (-1.5707963267949) translate (5.6cm 4.2cm)" draw:kind="arc" draw:start-angle="180" draw:end-angle="0">
                <text:p/>
              </draw:ellipse>
              <draw:ellipse draw:style-name="gr2" draw:text-style-name="P1" draw:layer="layout" svg:width="0.3cm" svg:height="0.6cm" draw:transform="rotate (-1.5707963267949) translate (5.6cm 3.9cm)" draw:kind="arc" draw:start-angle="180" draw:end-angle="0">
                <text:p/>
              </draw:ellipse>
              <draw:ellipse draw:style-name="gr2" draw:text-style-name="P1" draw:layer="layout" svg:width="0.3cm" svg:height="0.6cm" draw:transform="rotate (-1.5707963267949) translate (5.6cm 3.6cm)" draw:kind="arc" draw:start-angle="180" draw:end-angle="0">
                <text:p/>
              </draw:ellipse>
              <draw:ellipse draw:style-name="gr2" draw:text-style-name="P1" draw:layer="layout" svg:width="0.3cm" svg:height="0.6cm" draw:transform="rotate (-1.5707963267949) translate (5.6cm 3.3cm)" draw:kind="arc" draw:start-angle="180" draw:end-angle="0">
                <text:p/>
              </draw:ellipse>
            </draw:g>
            <draw:custom-shape draw:style-name="gr3" draw:text-style-name="P2" draw:layer="layout" svg:width="0.2cm" svg:height="0.2cm" svg:x="4.9cm" svg:y="3cm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" draw:text-style-name="P1" draw:layer="layout" svg:x1="4.3cm" svg:y1="2.9cm" svg:x2="4.3cm" svg:y2="3.3cm">
                <text:p/>
              </draw:line>
              <draw:line draw:style-name="gr1" draw:text-style-name="P1" draw:layer="layout" svg:x1="4.3cm" svg:y1="4.5cm" svg:x2="4.3cm" svg:y2="4.9cm">
                <text:p/>
              </draw:line>
              <draw:ellipse draw:style-name="gr2" draw:text-style-name="P1" draw:layer="layout" svg:width="0.3cm" svg:height="0.6cm" draw:transform="rotate (1.5707963267949) translate (4cm 3.6cm)" draw:kind="arc" draw:start-angle="180" draw:end-angle="0">
                <text:p/>
              </draw:ellipse>
              <draw:ellipse draw:style-name="gr2" draw:text-style-name="P1" draw:layer="layout" svg:width="0.3cm" svg:height="0.6cm" draw:transform="rotate (1.5707963267949) translate (4cm 3.9cm)" draw:kind="arc" draw:start-angle="180" draw:end-angle="0">
                <text:p/>
              </draw:ellipse>
              <draw:ellipse draw:style-name="gr2" draw:text-style-name="P1" draw:layer="layout" svg:width="0.3cm" svg:height="0.6cm" draw:transform="rotate (1.5707963267949) translate (4cm 4.2cm)" draw:kind="arc" draw:start-angle="180" draw:end-angle="0">
                <text:p/>
              </draw:ellipse>
              <draw:ellipse draw:style-name="gr2" draw:text-style-name="P1" draw:layer="layout" svg:width="0.3cm" svg:height="0.6cm" draw:transform="rotate (1.5707963267949) translate (4cm 4.5cm)" draw:kind="arc" draw:start-angle="180" draw:end-angle="0">
                <text:p/>
              </draw:ellipse>
            </draw:g>
            <draw:custom-shape draw:style-name="gr3" draw:text-style-name="P2" draw:layer="layout" svg:width="0.2cm" svg:height="0.2cm" svg:x="4.5cm" svg:y="4.6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" draw:text-style-name="P3" draw:layer="layout" svg:x1="4.7cm" svg:y1="3.3cm" svg:x2="4.7cm" svg:y2="4.5cm">
            <text:p/>
          </draw:line>
          <draw:line draw:style-name="gr4" draw:text-style-name="P3" draw:layer="layout" svg:x1="4.9cm" svg:y1="3.3cm" svg:x2="4.9cm" svg:y2="4.5cm">
            <text:p/>
          </draw:line>
        </draw:g>
        <draw:line draw:style-name="gr5" draw:text-style-name="P4" draw:layer="layout" svg:x1="5.3cm" svg:y1="2.9cm" svg:x2="6.3cm" svg:y2="2.9cm">
          <text:p/>
        </draw:line>
        <draw:custom-shape draw:style-name="gr6" draw:text-style-name="P5" draw:layer="layout" svg:width="0.2cm" svg:height="0.2cm" svg:x="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2cm" svg:y1="6.9cm" svg:x2="4.3cm" svg:y2="6.9cm">
          <text:p/>
        </draw:line>
        <draw:line draw:style-name="gr5" draw:text-style-name="P4" draw:layer="layout" svg:x1="1.2cm" svg:y1="2.9cm" svg:x2="4.3cm" svg:y2="2.9cm">
          <text:p/>
        </draw:line>
        <draw:g>
          <draw:line draw:style-name="gr4" draw:text-style-name="P3" draw:layer="layout" svg:x1="6.3cm" svg:y1="2.9cm" svg:x2="8.3cm" svg:y2="2.9cm">
            <text:p/>
          </draw:line>
          <draw:line draw:style-name="gr4" draw:text-style-name="P3" draw:layer="layout" svg:x1="7.5cm" svg:y1="3.2cm" svg:x2="7.5cm" svg:y2="2.6cm">
            <text:p/>
          </draw:line>
          <draw:custom-shape draw:style-name="gr7" draw:text-style-name="P2" draw:layer="layout" svg:width="0.6cm" svg:height="0.5cm" draw:transform="rotate (-1.5707963267949) translate (7.5cm 2.6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4" draw:layer="layout" svg:x1="8.3cm" svg:y1="2.9cm" svg:x2="10.3cm" svg:y2="2.9cm">
          <text:p/>
        </draw:line>
        <draw:line draw:style-name="gr5" draw:text-style-name="P4" draw:layer="layout" svg:x1="5.3cm" svg:y1="4.9cm" svg:x2="10.3cm" svg:y2="4.9cm">
          <text:p/>
        </draw:line>
        <draw:g>
          <draw:path draw:style-name="gr8" draw:text-style-name="P3" draw:layer="layout" svg:width="0.799cm" svg:height="0cm" svg:x="8.3cm" svg:y="4.1cm" svg:viewBox="0 0 800 0" svg:d="M0 0c200 0 600 0 800 0">
            <text:p/>
          </draw:path>
          <draw:path draw:style-name="gr8" draw:text-style-name="P3" draw:layer="layout" svg:width="0.799cm" svg:height="0cm" svg:x="8.3cm" svg:y="3.7cm" svg:viewBox="0 0 800 0" svg:d="M0 0c200 0 600 0 800 0">
            <text:p/>
          </draw:path>
          <draw:path draw:style-name="gr8" draw:text-style-name="P3" draw:layer="layout" svg:width="0cm" svg:height="0.799cm" svg:x="8.7cm" svg:y="2.9cm" svg:viewBox="0 0 0 800" svg:d="M0 0c0 267 0 533 0 800">
            <text:p/>
          </draw:path>
          <draw:path draw:style-name="gr8" draw:text-style-name="P3" draw:layer="layout" svg:width="0cm" svg:height="0.799cm" svg:x="8.7cm" svg:y="4.1cm" svg:viewBox="0 0 0 800" svg:d="M0 0c0 267 0 533 0 800">
            <text:p/>
          </draw:path>
        </draw:g>
        <draw:frame draw:style-name="gr9" draw:text-style-name="P6" draw:layer="layout" svg:width="1.04cm" svg:height="0.569cm" svg:x="10.6cm" svg:y="2.6cm">
          <draw:text-box>
            <text:p><text:span text:style-name="T1">V</text:span><text:span text:style-name="T2">OUT</text:span></text:p>
          </draw:text-box>
        </draw:frame>
        <draw:frame draw:style-name="gr10" draw:text-style-name="P7" draw:layer="layout" svg:width="3.745cm" svg:height="1.205cm" svg:x="6.1cm" svg:y="0.4cm">
          <draw:text-box>
            <text:p text:style-name="P1"><text:span text:style-name="T3">No additional inductor needed</text:span><text:span text:style-name="T3"><text:line-break/></text:span><text:span text:style-name="T3">on secondary side</text:span></text:p>
          </draw:text-box>
        </draw:frame>
        <draw:line draw:style-name="gr11" draw:text-style-name="P4" draw:layer="layout" svg:x1="7.9cm" svg:y1="1.3cm" svg:x2="8.8cm" svg:y2="2.5cm">
          <text:p/>
        </draw:line>
        <draw:g>
          <draw:line draw:style-name="gr4" draw:text-style-name="P3" draw:layer="layout" svg:x1="0.8cm" svg:y1="7.2cm" svg:x2="1.6cm" svg:y2="7.2cm">
            <text:p/>
          </draw:line>
          <draw:line draw:style-name="gr4" draw:text-style-name="P3" draw:layer="layout" svg:x1="0.8cm" svg:y1="7.2cm" svg:x2="1.2cm" svg:y2="7.7cm">
            <text:p/>
          </draw:line>
          <draw:line draw:style-name="gr4" draw:text-style-name="P3" draw:layer="layout" svg:x1="1.2cm" svg:y1="7.2cm" svg:x2="1.2cm" svg:y2="6.9cm">
            <text:p/>
          </draw:line>
          <draw:line draw:style-name="gr4" draw:text-style-name="P3" draw:layer="layout" svg:x1="1.6cm" svg:y1="7.2cm" svg:x2="1.2cm" svg:y2="7.7cm">
            <text:p/>
          </draw:line>
        </draw:g>
        <draw:g>
          <draw:line draw:style-name="gr4" draw:text-style-name="P3" draw:layer="layout" svg:x1="9.9cm" svg:y1="5.2cm" svg:x2="10.7cm" svg:y2="5.2cm">
            <text:p/>
          </draw:line>
          <draw:line draw:style-name="gr4" draw:text-style-name="P3" draw:layer="layout" svg:x1="10cm" svg:y1="5.4cm" svg:x2="10.6cm" svg:y2="5.4cm">
            <text:p/>
          </draw:line>
          <draw:line draw:style-name="gr4" draw:text-style-name="P3" draw:layer="layout" svg:x1="10.1cm" svg:y1="5.6cm" svg:x2="10.5cm" svg:y2="5.6cm">
            <text:p/>
          </draw:line>
          <draw:line draw:style-name="gr4" draw:text-style-name="P3" draw:layer="layout" svg:x1="10.3cm" svg:y1="5.2cm" svg:x2="10.3cm" svg:y2="4.9cm">
            <text:p/>
          </draw:line>
        </draw:g>
        <draw:polygon draw:style-name="gr5" draw:text-style-name="P4" draw:layer="layout" svg:width="0cm" svg:height="0cm" svg:x="4.3cm" svg:y="6.9cm" svg:viewBox="0 0 0 0" draw:points="0,0">
          <text:p/>
        </draw:polygon>
        <draw:frame draw:style-name="gr12" draw:text-style-name="P7" draw:layer="layout" svg:width="1.412cm" svg:height="0.801cm" svg:x="2.888cm" svg:y="0.299cm">
          <draw:text-box>
            <text:p text:style-name="P1"><text:span text:style-name="T3">Isolation</text:span><text:span text:style-name="T3"><text:line-break/></text:span><text:span text:style-name="T3">barrier</text:span></text:p>
          </draw:text-box>
        </draw:frame>
        <draw:line draw:style-name="gr11" draw:text-style-name="P4" draw:layer="layout" svg:x1="3.7cm" svg:y1="1.1cm" svg:x2="4.7cm" svg:y2="2.3cm">
          <text:p/>
        </draw:line>
        <draw:frame draw:style-name="gr13" draw:text-style-name="P7" draw:layer="layout" svg:width="2.145cm" svg:height="1.076cm" svg:x="1.2cm" svg:y="1.324cm">
          <draw:text-box>
            <text:p text:style-name="P1"><text:span text:style-name="T3">Note polarity of</text:span><text:span text:style-name="T3"><text:line-break/></text:span><text:span text:style-name="T3">transformer</text:span><text:span text:style-name="T3"><text:line-break/></text:span><text:span text:style-name="T3">windings</text:span></text:p>
          </draw:text-box>
        </draw:frame>
        <draw:line draw:style-name="gr11" draw:text-style-name="P4" draw:layer="layout" svg:x1="3cm" svg:y1="2cm" svg:x2="4.8cm" svg:y2="3.1cm">
          <text:p/>
        </draw:line>
        <draw:frame draw:style-name="gr14" draw:text-style-name="P6" draw:layer="layout" svg:width="1.027cm" svg:height="0.569cm" svg:x="6.845cm" svg:y="1.888cm">
          <draw:text-box>
            <text:p><text:span text:style-name="T1">D1</text:span></text:p>
          </draw:text-box>
        </draw:frame>
        <draw:frame draw:style-name="gr15" draw:text-style-name="P6" draw:layer="layout" svg:width="1.052cm" svg:height="0.569cm" svg:x="7.373cm" svg:y="3.6cm">
          <draw:text-box>
            <text:p><text:span text:style-name="T1">C</text:span><text:span text:style-name="T2">OUT</text:span></text:p>
          </draw:text-box>
        </draw:frame>
        <draw:frame draw:style-name="gr16" draw:text-style-name="P6" draw:layer="layout" svg:width="0.858cm" svg:height="0.569cm" svg:x="0.26cm" svg:y="2.6cm">
          <draw:text-box>
            <text:p><text:span text:style-name="T1">V</text:span><text:span text:style-name="T2">IN</text:span></text:p>
          </draw:text-box>
        </draw:frame>
        <draw:custom-shape draw:style-name="gr6" draw:text-style-name="P5" draw:layer="layout" svg:width="0.2cm" svg:height="0.2cm" svg:x="10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8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8.6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3" draw:layer="layout" svg:x1="4.3cm" svg:y1="6.9cm" svg:x2="4.3cm" svg:y2="6.4cm">
            <text:p/>
          </draw:line>
          <draw:line draw:style-name="gr4" draw:text-style-name="P3" draw:layer="layout" svg:x1="4.3cm" svg:y1="5.4cm" svg:x2="4.3cm" svg:y2="4.9cm">
            <text:p/>
          </draw:line>
          <draw:line draw:style-name="gr4" draw:text-style-name="P3" draw:layer="layout" svg:x1="4.3cm" svg:y1="6.4cm" svg:x2="3.7cm" svg:y2="5.5cm">
            <text:p/>
          </draw:line>
        </draw:g>
        <draw:path draw:style-name="gr17" draw:text-style-name="P8" draw:layer="layout" svg:width="0.034cm" svg:height="4.794cm" svg:x="4.783cm" svg:y="2.5cm" svg:viewBox="0 0 35 4795" svg:d="M0 0h18 17v140h-17-18zM0 245h18 17v140h-17-18zM0 490h18 17v140h-17-18zM0 735h18 17v140h-17-18zM0 980h18 17v140h-17-18zM0 1225h18 17v140h-17-18zM0 1470h18 17v140h-17-18zM0 1715h18 17v140h-17-18zM0 1960h18 17v140h-17-18zM0 2205h18 17v140h-17-18zM0 2450h18 17v140h-17-18zM0 2695h18 17v140h-17-18zM0 2940h18 17v140h-17-18zM0 3185h18 17v140h-17-18zM0 3430h18 17v140h-17-18zM0 3675h18 17v140h-17-18zM0 3920h18 17v140h-17-18zM0 4165h18 17v140h-17-18zM0 4410h18 17v140h-17-18zM0 4655h18 17v140h-17-18z">
          <text:p/>
        </draw:path>
        <draw:frame draw:style-name="gr14" draw:text-style-name="P6" draw:layer="layout" svg:width="1.027cm" svg:height="0.569cm" svg:x="4.7cm" svg:y="1.931cm">
          <draw:text-box>
            <text:p><text:span text:style-name="T1">T1</text:span></text:p>
          </draw:text-box>
        </draw:frame>
        <draw:frame draw:style-name="gr14" draw:text-style-name="P6" draw:layer="layout" svg:width="1.116cm" svg:height="0.569cm" svg:x="2.673cm" svg:y="5.4cm">
          <draw:text-box>
            <text:p><text:span text:style-name="T1">SW1</text:span></text:p>
          </draw:text-box>
        </draw:frame>
        <draw:g>
          <draw:line draw:style-name="gr18" draw:text-style-name="P3" draw:layer="layout" svg:x1="9.9cm" svg:y1="4.9cm" svg:x2="9.9cm" svg:y2="4.5cm">
            <text:p/>
          </draw:line>
          <draw:line draw:style-name="gr18" draw:text-style-name="P3" draw:layer="layout" svg:x1="9.9cm" svg:y1="4.5cm" svg:x2="10.1cm" svg:y2="4.4cm">
            <text:p/>
          </draw:line>
          <draw:line draw:style-name="gr18" draw:text-style-name="P3" draw:layer="layout" svg:x1="9.7cm" svg:y1="4.2cm" svg:x2="10.1cm" svg:y2="4.4cm">
            <text:p/>
          </draw:line>
          <draw:line draw:style-name="gr18" draw:text-style-name="P3" draw:layer="layout" svg:x1="9.7cm" svg:y1="4.2cm" svg:x2="10.1cm" svg:y2="4cm">
            <text:p/>
          </draw:line>
          <draw:line draw:style-name="gr18" draw:text-style-name="P3" draw:layer="layout" svg:x1="9.7cm" svg:y1="3.8cm" svg:x2="10.1cm" svg:y2="4cm">
            <text:p/>
          </draw:line>
          <draw:line draw:style-name="gr18" draw:text-style-name="P3" draw:layer="layout" svg:x1="9.7cm" svg:y1="3.8cm" svg:x2="10.1cm" svg:y2="3.6cm">
            <text:p/>
          </draw:line>
          <draw:line draw:style-name="gr18" draw:text-style-name="P3" draw:layer="layout" svg:x1="9.7cm" svg:y1="3.4cm" svg:x2="10.1cm" svg:y2="3.6cm">
            <text:p/>
          </draw:line>
          <draw:line draw:style-name="gr18" draw:text-style-name="P3" draw:layer="layout" svg:x1="9.7cm" svg:y1="3.4cm" svg:x2="9.9cm" svg:y2="3.3cm">
            <text:p/>
          </draw:line>
          <draw:line draw:style-name="gr18" draw:text-style-name="P3" draw:layer="layout" svg:x1="9.9cm" svg:y1="3.3cm" svg:x2="9.9cm" svg:y2="2.9cm">
            <text:p/>
          </draw:line>
        </draw:g>
        <draw:frame draw:style-name="gr9" draw:text-style-name="P6" draw:layer="layout" svg:width="1.154cm" svg:height="0.569cm" svg:x="10.06cm" svg:y="3.6cm">
          <draw:text-box>
            <text:p><text:span text:style-name="T1">R</text:span><text:span text:style-name="T2">LOAD</text:span></text:p>
          </draw:text-box>
        </draw:frame>
        <draw:custom-shape draw:style-name="gr3" draw:text-style-name="P2" draw:layer="layout" svg:width="0.2cm" svg:height="0.2cm" svg:x="9.8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8T12:57:59.404000000</meta:creation-date>
    <dc:date>2021-08-28T17:25:46.307000000</dc:date>
    <meta:editing-duration>PT1H39M6S</meta:editing-duration>
    <meta:editing-cycles>19</meta:editing-cycles>
    <meta:generator>LibreOffice/7.1.4.2$Windows_X86_64 LibreOffice_project/a529a4fab45b75fefc5b6226684193eb000654f6</meta:generator>
    <meta:document-statistic meta:object-count="80"/>
  </office:meta>
</office:document-meta>
</file>